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322cm" fo:min-width="7.628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28cm" svg:height="4.572cm" svg:x="12.176cm" svg:y="2.27cm">
          <text:p text:style-name="P1">CI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54cm" svg:height="1.27cm" svg:x="6.073cm" svg:y="3.54cm">
          <text:p text:style-name="P1"><text:span text:style-name="T1">launch-stack:</text:span></text:p>
          <text:p text:style-name="P1"><text:span text:style-name="T1">c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2.54cm" svg:height="1.27cm" svg:x="1cm" svg:y="1cm">
          <text:p text:style-name="P1"><text:span text:style-name="T1">bootstra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2.54cm" svg:height="1.27cm" svg:x="6.073cm" svg:y="8.62cm">
          <text:p text:style-name="P1"><text:span text:style-name="T1">launch-stack:</text:span></text:p>
          <text:p text:style-name="P1"><text:span text:style-name="T1">auro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2.54cm" svg:height="1.27cm" svg:x="6.073cm" svg:y="11.16cm">
          <text:p text:style-name="P1"><text:span text:style-name="T1">launch-stack:</text:span></text:p>
          <text:p text:style-name="P1"><text:span text:style-name="T1">elasticsear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2.54cm" svg:height="1.27cm" svg:x="6.073cm" svg:y="13.7cm">
          <text:p text:style-name="P1"><text:span text:style-name="T1">launch-stack:</text:span></text:p>
          <text:p text:style-name="P1"><text:span text:style-name="T1">promethe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2.54cm" svg:height="1.27cm" svg:x="6.073cm" svg:y="1cm">
          <text:p text:style-name="P1"><text:span text:style-name="T1">launch-stack:</text:span></text:p>
          <text:p text:style-name="P1"><text:span text:style-name="T1">b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3.54cm" svg:y1="1.635cm" svg:x2="6.073cm" svg:y2="1.635cm" draw:start-shape="id1" draw:start-glue-point="7" draw:end-shape="id2" draw:end-glue-point="5" svg:d="M3540 1635h2533" svg:viewBox="0 0 2534 1">
          <text:p/>
        </draw:connector>
        <draw:connector draw:style-name="gr3" draw:text-style-name="P4" draw:layer="layout" svg:x1="2.27cm" svg:y1="2.27cm" svg:x2="6.073cm" svg:y2="4.175cm" draw:start-shape="id1" draw:start-glue-point="6" draw:end-shape="id3" draw:end-glue-point="5" svg:d="M2270 2270v1905h3803" svg:viewBox="0 0 3804 1906">
          <text:p/>
        </draw:connector>
        <draw:connector draw:style-name="gr3" draw:text-style-name="P5" draw:layer="layout" svg:x1="2.27cm" svg:y1="2.27cm" svg:x2="6.073cm" svg:y2="9.255cm" draw:start-shape="id1" draw:start-glue-point="6" draw:end-shape="id4" draw:end-glue-point="5" svg:d="M2270 2270v6985h3803" svg:viewBox="0 0 3804 6986">
          <text:p/>
        </draw:connector>
        <draw:connector draw:style-name="gr3" draw:text-style-name="P5" draw:layer="layout" svg:x1="2.27cm" svg:y1="2.27cm" svg:x2="6.073cm" svg:y2="11.795cm" draw:start-shape="id1" draw:start-glue-point="6" draw:end-shape="id5" draw:end-glue-point="5" svg:d="M2270 2270v9525h3803" svg:viewBox="0 0 3804 9526">
          <text:p/>
        </draw:connector>
        <draw:connector draw:style-name="gr3" draw:text-style-name="P5" draw:layer="layout" svg:x1="2.27cm" svg:y1="2.27cm" svg:x2="6.073cm" svg:y2="14.335cm" draw:start-shape="id1" draw:start-glue-point="6" draw:end-shape="id6" draw:end-glue-point="5" svg:d="M2270 2270v12065h3803" svg:viewBox="0 0 3804 12066">
          <text:p/>
        </draw:connector>
        <draw:frame draw:style-name="gr4" draw:text-style-name="P6" draw:layer="layout" svg:width="1.397cm" svg:height="0.645cm" svg:x="2.27cm" svg:y="13.69cm">
          <draw:text-box>
            <text:p><text:span text:style-name="T1">env</text:span></text:p>
          </draw:text-box>
        </draw:frame>
        <draw:frame draw:style-name="gr4" draw:text-style-name="P6" draw:layer="layout" svg:width="1.397cm" svg:height="0.645cm" svg:x="2.27cm" svg:y="11.15cm">
          <draw:text-box>
            <text:p><text:span text:style-name="T1">env</text:span></text:p>
          </draw:text-box>
        </draw:frame>
        <draw:frame draw:style-name="gr4" draw:text-style-name="P6" draw:layer="layout" svg:width="1.397cm" svg:height="0.645cm" svg:x="2.27cm" svg:y="8.61cm">
          <draw:text-box>
            <text:p><text:span text:style-name="T1">env</text:span></text:p>
          </draw:text-box>
        </draw:frame>
        <draw:frame draw:style-name="gr4" draw:text-style-name="P6" draw:layer="layout" svg:width="1.397cm" svg:height="0.645cm" svg:x="3.54cm" svg:y="1.635cm">
          <draw:text-box>
            <text:p><text:span text:style-name="T1">env</text:span></text:p>
          </draw:text-box>
        </draw:frame>
        <draw:frame draw:style-name="gr4" draw:text-style-name="P6" draw:layer="layout" svg:width="1.397cm" svg:height="0.645cm" svg:x="15.344cm" svg:y="3.53cm">
          <draw:text-box>
            <text:p><text:span text:style-name="T1">env</text:span></text:p>
          </draw:text-box>
        </draw:frame>
        <draw:custom-shape draw:style-name="gr2" draw:text-style-name="P2" xml:id="id10" draw:id="id10" draw:layer="layout" svg:width="2.54cm" svg:height="1.27cm" svg:x="17.503cm" svg:y="3.54cm">
          <text:p text:style-name="P1"><text:span text:style-name="T1">manage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" draw:id="id9" draw:layer="layout" svg:width="2.54cm" svg:height="1.27cm" svg:x="12.423cm" svg:y="3.54cm">
          <text:p text:style-name="P1"><text:span text:style-name="T1">file:</text:span><text:span text:style-name="T1"><text:line-break/></text:span><text:span text:style-name="T1">db.prop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2.54cm" svg:height="1.27cm" svg:x="17.503cm" svg:y="4.937cm">
          <text:p text:style-name="P1"><text:span text:style-name="T1">launch-stack:</text:span></text:p>
          <text:p text:style-name="P1"><text:span text:style-name="T1">web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2.54cm" svg:height="1.27cm" svg:x="12.423cm" svg:y="4.937cm">
          <text:p text:style-name="P1"><text:span text:style-name="T1">file:</text:span><text:span text:style-name="T1"><text:line-break/></text:span><text:span text:style-name="T1">sceptre.prop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6.073cm" svg:y1="9.255cm" svg:x2="18.773cm" svg:y2="6.207cm" draw:start-shape="id4" draw:start-glue-point="5" draw:end-shape="id7" draw:end-glue-point="6" svg:d="M6073 9255h-501v-1841h13201v-1207" svg:viewBox="0 0 13202 3049">
          <text:p/>
        </draw:connector>
        <draw:connector draw:style-name="gr3" draw:text-style-name="P5" draw:layer="layout" svg:x1="14.963cm" svg:y1="5.572cm" svg:x2="17.503cm" svg:y2="5.572cm" draw:start-shape="id8" draw:start-glue-point="7" draw:end-shape="id7" draw:end-glue-point="5" svg:d="M14963 5572h2540" svg:viewBox="0 0 2541 1">
          <text:p/>
        </draw:connector>
        <draw:connector draw:style-name="gr3" draw:text-style-name="P5" draw:layer="layout" svg:x1="14.963cm" svg:y1="4.175cm" svg:x2="17.503cm" svg:y2="4.175cm" draw:start-shape="id9" draw:start-glue-point="7" draw:end-shape="id10" draw:end-glue-point="5" svg:d="M14963 4175h2540" svg:viewBox="0 0 2541 1">
          <text:p/>
        </draw:connector>
        <draw:connector draw:style-name="gr3" draw:text-style-name="P5" draw:layer="layout" svg:x1="8.613cm" svg:y1="4.175cm" svg:x2="12.423cm" svg:y2="4.175cm" draw:start-shape="id3" draw:start-glue-point="7" draw:end-shape="id9" draw:end-glue-point="5" svg:d="M8613 4175h3810" svg:viewBox="0 0 3811 1">
          <text:p/>
        </draw:connector>
        <draw:connector draw:style-name="gr3" draw:text-style-name="P5" draw:layer="layout" svg:x1="8.613cm" svg:y1="4.175cm" svg:x2="12.423cm" svg:y2="5.572cm" draw:start-shape="id3" draw:start-glue-point="7" draw:end-shape="id8" draw:end-glue-point="5" svg:d="M8613 4175h1906v1397h1904" svg:viewBox="0 0 3811 1398">
          <text:p/>
        </draw:connector>
        <draw:custom-shape draw:style-name="gr5" draw:text-style-name="P2" xml:id="id11" draw:id="id11" draw:layer="layout" svg:width="6.35cm" svg:height="1.27cm" svg:x="12.423cm" svg:y="8.61cm">
          <text:p text:style-name="P1"><text:span text:style-name="T1">Aurora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line-skew="0.768cm" svg:x1="20.043cm" svg:y1="4.175cm" svg:x2="18.773cm" svg:y2="9.245cm" draw:start-shape="id10" draw:start-glue-point="7" draw:end-shape="id11" draw:end-glue-point="1" svg:d="M20043 4175h1270v5070h-2540" svg:viewBox="0 0 2541 5071">
          <text:p/>
        </draw:connector>
        <draw:connector draw:style-name="gr3" draw:text-style-name="P5" draw:layer="layout" svg:x1="8.613cm" svg:y1="9.255cm" svg:x2="12.423cm" svg:y2="9.245cm" draw:start-shape="id4" draw:start-glue-point="7" draw:end-shape="id11" draw:end-glue-point="3" svg:d="M8613 9255h1906v-10h1904" svg:viewBox="0 0 3811 11">
          <text:p/>
        </draw:connector>
        <draw:frame draw:style-name="gr4" draw:text-style-name="P6" draw:layer="layout" svg:width="3.048cm" svg:height="0.645cm" svg:x="8.613cm" svg:y="3.53cm">
          <draw:text-box>
            <text:p><text:span text:style-name="T1">cloudconfig</text:span></text:p>
          </draw:text-box>
        </draw:frame>
        <draw:frame draw:style-name="gr4" draw:text-style-name="P6" draw:layer="layout" svg:width="1.397cm" svg:height="0.645cm" svg:x="2.271cm" svg:y="3.531cm">
          <draw:text-box>
            <text:p><text:span text:style-name="T1">env</text:span></text:p>
          </draw:text-box>
        </draw:frame>
        <draw:frame draw:style-name="gr4" draw:text-style-name="P6" draw:layer="layout" svg:width="1.397cm" svg:height="0.645cm" svg:x="15.344cm" svg:y="4.927cm">
          <draw:text-box>
            <text:p><text:span text:style-name="T1">env</text:span></text:p>
          </draw:text-box>
        </draw:frame>
        <draw:frame draw:style-name="gr4" draw:text-style-name="P6" draw:layer="layout" svg:width="2.032cm" svg:height="0.645cm" svg:x="14.963cm" svg:y="7.35cm">
          <draw:text-box>
            <text:p><text:span text:style-name="T1">resolvers</text:span></text:p>
          </draw:text-box>
        </draw:frame>
        <draw:connector draw:style-name="gr6" draw:text-style-name="P5" draw:layer="layout" svg:x1="6.073cm" svg:y1="4.175cm" svg:x2="6.073cm" svg:y2="9.255cm" draw:start-shape="id3" draw:start-glue-point="5" draw:end-shape="id4" draw:end-glue-point="5" svg:d="M6073 4175h-501v5080h501" svg:viewBox="0 0 502 5081">
          <text:p/>
        </draw:connector>
        <draw:connector draw:style-name="gr6" draw:text-style-name="P5" draw:layer="layout" svg:x1="6.073cm" svg:y1="4.175cm" svg:x2="6.073cm" svg:y2="1.635cm" draw:start-shape="id3" draw:start-glue-point="5" draw:end-shape="id2" draw:end-glue-point="5" svg:d="M6073 4175h-501v-2540h501" svg:viewBox="0 0 502 2541">
          <text:p/>
        </draw:connector>
        <draw:connector draw:style-name="gr6" draw:text-style-name="P5" draw:layer="layout" svg:x1="6.073cm" svg:y1="1.635cm" svg:x2="6.073cm" svg:y2="11.795cm" draw:start-shape="id2" draw:start-glue-point="5" draw:end-shape="id5" draw:end-glue-point="5" svg:d="M6073 1635h-501v10160h501" svg:viewBox="0 0 502 10161">
          <text:p/>
        </draw:connector>
        <draw:connector draw:style-name="gr6" draw:text-style-name="P5" draw:layer="layout" svg:x1="6.073cm" svg:y1="1.635cm" svg:x2="6.073cm" svg:y2="14.335cm" draw:start-shape="id2" draw:start-glue-point="5" draw:end-shape="id6" draw:end-glue-point="5" svg:d="M6073 1635h-501v12700h501" svg:viewBox="0 0 502 12701">
          <text:p/>
        </draw:connector>
        <draw:frame draw:style-name="gr4" draw:text-style-name="P6" draw:layer="layout" svg:width="2.032cm" svg:height="0.645cm" draw:transform="rotate (-1.5707963267949) translate (6.09cm 5.445cm)">
          <draw:text-box>
            <text:p><text:span text:style-name="T1">resolvers</text:span></text:p>
          </draw:text-box>
        </draw:frame>
        <draw:custom-shape draw:style-name="gr7" draw:text-style-name="P1" xml:id="id12" draw:id="id12" draw:layer="layout" svg:width="3.81cm" svg:height="2.54cm" svg:x="23.86cm" svg:y="5.699cm">
          <text:p text:style-name="P1">WebApp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line-skew="-1.267cm" svg:x1="20.043cm" svg:y1="5.572cm" svg:x2="23.86cm" svg:y2="6.969cm" draw:start-shape="id7" draw:start-glue-point="7" draw:end-shape="id12" draw:end-glue-point="3" svg:d="M20043 5572h642v1397h3175" svg:viewBox="0 0 3818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8:04:08.214140955</meta:creation-date>
    <dc:date>2019-05-02T00:04:14.827981525</dc:date>
    <meta:editing-duration>PT1H47M39S</meta:editing-duration>
    <meta:editing-cycles>16</meta:editing-cycles>
    <meta:generator>LibreOffice/6.0.7.3$Linux_X86_64 LibreOffice_project/00m0$Build-3</meta:generator>
    <meta:document-statistic meta:object-count="40"/>
  </office:meta>
</office:document-meta>
</file>